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Normal">
      <style:paragraph-properties fo:break-before="page">
        <style:tab-stops>
          <style:tab-stop style:position="3.611cm"/>
        </style:tab-stops>
      </style:paragraph-properties>
    </style:style>
    <style:style style:name="P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57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7.167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1a355d"/>
    </style:style>
    <style:style style:name="P8" style:family="paragraph" style:parent-style-name="Normal">
      <style:text-properties officeooo:paragraph-rsid="001a355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language-asian="el" style:country-asian="GR" style:language-complex="el" style:country-complex="G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GALENI DE MORBOBVM TEMPORI-<text:line-break/>BVS LIBER.<text:bookmark-end text:name="bookmark0"/></text:h>
      <text:h text:style-name="Heading_20_2" text:outline-level="2">Cap. I. </text:h>
      <text:p text:style-name="P7">Qualis animalibus est aetatum differentia,<text:line-break/>talia morbis simt ea quae nominantur tempora. Neque enim<text:line-break/>tempus simpliciter hoc v<text:span text:style-name="Default_20_Paragraph_20_Font"><text:span text:style-name="T1">o</text:span></text:span>cabulo significatur, neque idoneum<text:line-break/>illud tempus , pr<text:span text:style-name="Default_20_Paragraph_20_Font"><text:span text:style-name="T1">o</text:span></text:span> quo praesidia quoque consideramus ; <text:span text:style-name="Default_20_Paragraph_20_Font"><text:span text:style-name="T1">t</text:span></text:span>est<text:line-break/>siola morborum , ut diximus , aetas , quae temporum vicissi-<text:line-break/>tudine immutatur, ut animal aetatibus. Atque hoc omnibus<text:line-break/>corruptelae fubjectis corporibus, aliis magis, aliis minus ad-<text:line-break/>esse ridetur ; nam fi natura ipsorum mutati<text:span text:style-name="Default_20_Paragraph_20_Font"><text:span text:style-name="T1">o</text:span></text:span>nis alterati<text:span text:style-name="Default_20_Paragraph_20_Font"><text:span text:style-name="T1">o</text:span></text:span>nis-</text:p>
      <text:p text:style-name="P2">que perpetuo expers maneretruam substantiam servans, non<text:line-break/>corrumperetur. Quemadmodum igitu<text:span text:style-name="Default_20_Paragraph_20_Font"><text:span text:style-name="T1">r</text:span></text:span> et ipsi nos geniti ad<text:line-break/>rigorem usque augesirimus, inde jam eon tabescere incipien-<text:line-break/>tes, ad extremam usque corruptionem declinamus , si omner<text:line-break/>aetates fumus pertransitum; pari modo singuli morbi aspri-<text:line-break/>ma sua constitutione per incrementum ad statum usque per-<text:line-break/>veniunt, donec pro incrementiprioris proportione decres-<text:line-break/>centes in totum dissolvantur- Videbitur autem forsan mor-.<text:line-break/>borum pro tempore immutatio hoc suium ab animantium<text:line-break/>aetate discrepare, quod his proprium generationis tempus sit,<text:line-break/>quo omnes ad vitam <text:span text:style-name="Default_20_Paragraph_20_Font"><text:span text:style-name="T1">n</text:span></text:span>ecessariae partes conformantur ; mor-<text:line-break/>horum vero nullum hujuscemodi tempus sit proprium, fed a<text:line-break/>primo statim in<text:span text:style-name="Default_20_Paragraph_20_Font"><text:span text:style-name="T1">t</text:span></text:span>uitu augescant. ldque merito fit; nam ani-<text:line-break/>malia corpora sunt; morbi corporum accidentia. Quere<text:line-break/>conformationem generationem que corporum proprietas po-<text:line-break/>finiat; accidentia vero ipsis, ut quae nullam conformatio-.<text:line-break/>nem expetant, primo aditu protinus generationem simul ac-</text:p>
      <text:p text:style-name="P2">quirunt et ad incrementum festinant. Quae enim inflamma-<text:line-break/>tinnis generatio este possit, qualis est animantis in utero con-<text:line-break/>formatio? vel quae erysipelas? vel quae, verbi gratia, se-<text:line-break/>hris? Nam unumquodque horum, statim atque primum<text:line-break/>coepit initium, hujusmodi speciem habere videtur, qualem<text:line-break/>ejus generis maximum habet; deficit autem sola ab illo Ina-<text:line-break/>gnitudine. Etenim inflammata pars calidior feipfa evadit,<text:line-break/>cum tumore majore, doloreque simul et tensione; sed haec<text:line-break/>parva primo aditu sunt, inde vero ad magnitudinem quanta<text:line-break/>dam non in omnibus aequalem increscunt; ex quo deinceps<text:line-break/>veI discutitur praesidiis tumor praeter naturam, simulque<text:line-break/>cum ipso doIor quoque et calor remittitur, vel in pus<text:line-break/>tatur. Hae namque sunt inflammationis solutiones, si <text:span text:style-name="Default_20_Paragraph_20_Font"><text:span text:style-name="T1">i</text:span></text:span>esta<text:line-break/>debeat; de his autem scrmo nobis primum instituatur, con-<text:line-break/>sideralione de morbis, qui non solvuntur, nunc in posterum<text:line-break/>dilata. Tempus itaque nullum inflammationis generatione<text:line-break/>proprium et peculiare attribuitur ah eo, quod incrementi esi,<text:line-break/>diver<text:span text:style-name="Default_20_Paragraph_20_Font"><text:span text:style-name="T1">s</text:span></text:span>um , <text:span text:style-name="Default_20_Paragraph_20_Font"><text:span text:style-name="T1">s</text:span></text:span>ed unum est universum , a primo infultu us<text:span text:style-name="Default_20_Paragraph_20_Font"><text:span text:style-name="T1">q</text:span></text:span>ue</text:p>
      <text:p text:style-name="P2">ad statum affectu increscente. Sic habet etiam de erysipe ;<text:line-break/>latis onmibusque aliis ; etenim febris genere quidem, ut ar-t<text:line-break/>hitror, caloris praeter naturam comprehenditur; hujus au-<text:line-break/>tem proprium generationis tempus divi<text:span text:style-name="Default_20_Paragraph_20_Font"><text:span text:style-name="T1">t</text:span></text:span>um non est; fed ubi<text:line-break/>corpus primum calidius quam antea febrili calore fieri coe-<text:line-break/>pli, inde aliud atque aliud tempus affectionis incrementum<text:line-break/>ad usque perlectum statum excipit, quem in singulis rebus<text:line-break/>summam esse magnitudinem intelligimus.</text:p>
      <text:h text:style-name="Heading_20_2" text:outline-level="2">Cap. II. </text:h>
      <text:p text:style-name="P7">Hic sermo probabilis est et agonistam ali-<text:line-break/>quem strenuum ad responsionem requirit, qui propriam morbo-<text:line-break/>ium initiis speciem esse demonstret, ut animantium forma-<text:line-break/>tioui, primumque tempus linio destinatum finibus propriis<text:line-break/>circumscribi. Ad quae jam sane progredere;, quid sentiam,-.<text:line-break/>docens, nili mihi casu quodam in hac sermonis parte versanti<text:line-break/>Archigems divisio in mentem veniret, qur morbos in prima<text:line-break/>et maxima tempora dividens, post principium. statim rigorem<text:line-break/>ponit, medio tempore, incremento <text:span text:style-name="Default_20_Paragraph_20_Font"><text:span text:style-name="T1">videlicet</text:span></text:span>, omisse,. Quum</text:p>
      <text:p text:style-name="P3">enim totius principii proprium tempus non esse videatur, sed<text:line-break/>id omne quod a primo in<text:span text:style-name="Default_20_Paragraph_20_Font"><text:span text:style-name="T1">t</text:span></text:span>uitu ad statum inte<text:span text:style-name="Default_20_Paragraph_20_Font"><text:span text:style-name="T1">r</text:span></text:span>cedit, incre-<text:line-break/>mentum esse , quomodo quis Ambigens consentiat, qui quod<text:line-break/>ob omnibus conceditur, praeterit, ambiguum ve<text:span text:style-name="Default_20_Paragraph_20_Font"><text:span text:style-name="T1">r</text:span></text:span>o tanquam<text:line-break/>concessum . prompte ponit ?<text:tab/>Hac igitur ratione sermonem</text:p>
      <text:p text:style-name="Normal">omnino deseruisse videtur magna disputatione indigentem,<text:line-break/>ut morbi principium proprium typum habere, non parvi-<text:line-break/>tale modo. a sequentibus ipsum differre ostendatu<text:span text:style-name="Default_20_Paragraph_20_Font"><text:span text:style-name="T1">r. </text:span></text:span>Nos<text:line-break/>vero jam morbi principium specie quadam a sequente incre-<text:line-break/>mento diversum demonstrare conabimur. Initium autem -<text:line-break/>serm<text:span text:style-name="Default_20_Paragraph_20_Font"><text:span text:style-name="T1">o</text:span></text:span>nis commemorationem habebit ex lis , quae evidenter<text:line-break/>nobis omnibus in pluribus morbis apparent. Unde moti,<text:line-break/>puto, et melici propemodum omnes, qui Archigenem prae-<text:line-break/>cesserunt, principium quoddam cujusque morbi dicunt, non<text:line-break/>prunum illum solum latitudinis expertem in<text:span text:style-name="Default_20_Paragraph_20_Font"><text:span text:style-name="T1">t</text:span></text:span>uitum; sed<text:line-break/>temporis longitudinem latitudinemque notatu dignam .ali-<text:line-break/>quando ipsi ufcribuut; post hoc ascensum; deinde statum;<text:line-break/>ab hoc vocatam declinationem. Spectavimus enim nonnul-</text:p>
      <text:p text:style-name="P2">los, dum actionem aliquam consuetam obirent, paulatim in-<text:line-break/>horruisse primum ; delude iterum atque iterum inaequalita-<text:line-break/>tem quandam validiorem horroremque evidentio<text:span text:style-name="Default_20_Paragraph_20_Font"><text:span text:style-name="T1">r</text:span></text:span>em sensisse, ut<text:line-break/>quae p<text:span text:style-name="Default_20_Paragraph_20_Font"><text:span text:style-name="T1">r</text:span></text:span>ius citra laesionem agebant, neque agere neque sustinere<text:line-break/>possent, sed et decumberem et cooperiri desiderarent; atque<text:line-break/>hoc aliis accidisse horis tribus , estis paucioribus , vel pluri-<text:line-break/>bus; ex eo autem tempore calorem molestum, eumque prae-<text:line-break/>ter naturam sensim augescentem percepisse ; nam his princi-<text:line-break/>pium accessionis ab incremento propria specie differre mani-<text:line-break/>fest<text:span text:style-name="Default_20_Paragraph_20_Font"><text:span text:style-name="T1">o</text:span></text:span> videtur. Perspicuum vero est, quosdam augmentum<text:line-break/>v<text:span text:style-name="Default_20_Paragraph_20_Font"><text:span text:style-name="T1">o</text:span></text:span>care incrementum , quemadmodum alios quosdam ascen-<text:line-break/>sum ; nos omnibus vocabulis, ut in mentem venerit, utemur ;<text:line-break/>omnia siquidem rem unam denunciant. Haec itaque res<text:line-break/>quae tribus nominibus appellatur, sistit quandoque et ab in-<text:line-break/>cremento cessat et sibi ipsi aequalis , vel longiore , vel bre-<text:line-break/>viere. quodam tempore pe<text:span text:style-name="Default_20_Paragraph_20_Font"><text:span text:style-name="T1">r</text:span></text:span>manere videtur; deinde minor<text:line-break/>quam suit, vel citius, vel diuturniori temporis spatio fieri;<text:line-break/>interdumque febricitantis affectio ad integritatem sic reverti</text:p>
      <text:p text:style-name="P2">apparet, luterdurn a secundae accessionis insultu eandem fpe-<text:line-break/>ciem cum praedicta habentis excipitur, atque interdum omu<text:line-break/>bino praedicta fecundo rursus aegrotanti adveniunt; ple-<text:line-break/>rumque tertio, quarto et quinto ; morbo videlicet ex iisdem<text:line-break/>ad eadem eodem ordine per circulum quendam redeunte;<text:line-break/>hunc circulum fingusi medici periodum, i. e. <text:span text:style-name="Default_20_Paragraph_20_Font"><text:span text:style-name="T1">circuitum</text:span></text:span>, ap-<text:line-break/>pellant. Nonnulli ex hujus genere vigluti quatuor horis de-<text:line-break/>scribuntur, vocanturque quotidiani. Aliqui quadraginta<text:line-break/>octo, hoc est duobus diebus et noctibus , quos tertianarum<text:line-break/>febrium circuitus nominanti .Alios quosdam <text:span text:style-name="Default_20_Paragraph_20_Font"><text:span text:style-name="T1">s</text:span></text:span>eptuaginta<text:line-break/>duarum horarum tempus circumscribit, quorum febres ipsas<text:line-break/>quartanas nuncupant; circulum autem universum, qui ad<text:line-break/>unum principium revertitur; quaternarium circuitum ; flo<text:line-break/>etiam ternarium sunul cum tertiana febre et quotidianunr<text:line-break/>lingulis diebus revertentem simul cum quotidianis febribus.<text:line-break/>At circuitus omnes aliquando ad integritatem perveniunt,</text:p>
      <text:p text:style-name="P2">ut in praedictis febribus, quotidiana, tertiana et quartana<text:line-break/>alias ad declinationem fotum, vel propius ad integritatem,<text:line-break/>vel etiam longius ab ea. venientem.</text:p>
      <text:h text:style-name="Heading_20_2" text:outline-level="2">Cap. lll. </text:h>
      <text:p text:style-name="P7">Itaque de. tertiana febre exempli grati a-<text:line-break/>nobis primum ve<text:span text:style-name="Default_20_Paragraph_20_Font"><text:span text:style-name="T1">r</text:span></text:span>ba sint. Ab horrore moderato hujusmodi<text:line-break/>febres incipiunt; deinde extremarum partium simul cunrhor-.<text:line-break/>rore vehementiore frigus; postea jam et rigore et frigore,<text:line-break/>concutiuntur plurimae corporis partes. Pulsus earum hoc,<text:line-break/>tempore durior et minor, quam prius, evadit, velocior ma-.<text:line-break/>nifesto in fyftole, iis qui fystolem fentire noverunt; nam<text:line-break/>diast<text:span text:style-name="Default_20_Paragraph_20_Font"><text:span text:style-name="T1">o</text:span></text:span>le multo quam fuit tardior prae<text:span text:style-name="Default_20_Paragraph_20_Font"><text:span text:style-name="T1">s</text:span></text:span>ertim in in<text:span text:style-name="Default_20_Paragraph_20_Font"><text:span text:style-name="T1">t</text:span></text:span>uitu est:;<text:line-break/>interdum. ve<text:span text:style-name="Default_20_Paragraph_20_Font"><text:span text:style-name="T1">r</text:span></text:span>o similis priori constitutioni permanere tibi ri-.<text:line-break/>debit<text:span text:style-name="Default_20_Paragraph_20_Font"><text:span text:style-name="T1">o</text:span></text:span>r. Quin et illa quies, quae post fystolen est , longior<text:line-break/>quodammodo est; quae vero post diestolen est, eodem atque-<text:line-break/>illa modo, sitepe quidem est priori aequalis, aliquando vero<text:line-break/>non aequalis. Haec quibusdam horis aequinoctialibus dua-<text:line-break/>bus fieri consueverunt; quibusdam .vel pluribus. eis, vel</text:p>
      <text:p text:style-name="P2">paucioribus; deinde pulsus major simul et velocior densi-<text:line-break/>orque fieri incipiens, feusim singulis commemoratis inores-.<text:line-break/>citi Statim vero calidiores quam antea cum relatis pulsus<text:line-break/>mutationibus redduntur; ita ut quidam multum calorem in-<text:line-break/>tus sentiant, artubus adhuc frigentibus ; atque omnino inae..<text:line-break/>qualitas quaedam non parva in corpore per h<text:span text:style-name="Default_20_Paragraph_20_Font"><text:span text:style-name="T1">o</text:span></text:span>c tempus in—<text:line-break/>valescit. Secundum hoc tempus ab illo primo est, in quo<text:line-break/>ex priore statu universum quidem corpus refrigeratum fuit,<text:line-break/>pulsus autem in contraria prioribus facta mutatio. In inte-<text:line-break/>.gritate iane , quae intermissi<text:span text:style-name="Default_20_Paragraph_20_Font"><text:span text:style-name="T1">o</text:span></text:span> nobis nominetur , qu<text:span text:style-name="Default_20_Paragraph_20_Font"><text:span text:style-name="T1">o</text:span></text:span>niam et .<text:line-break/>Hippocrates eam ita nominavit, pulsus lu naturali statu cou-<text:line-break/>sillit, quantum quidem sensu percipere possumus.; (hujusm<text:span text:style-name="Default_20_Paragraph_20_Font"><text:span text:style-name="T1">o</text:span></text:span>di<text:line-break/>autem intermissio optima est] nam timui atque animal refrige-<text:line-break/>ratum est, in dictas paulo ante differentias repente transit;<text:line-break/>postea rursus, ubi incalescit, ad contraria vertitur. Pri-<text:line-break/>urum itaque tempus totius peri<text:span text:style-name="Default_20_Paragraph_20_Font"><text:span text:style-name="T1">o</text:span></text:span>di evidenter est, quo corpus<text:line-break/>cum mutationibus pulsus praedictis mulsit, vel ex sanitate,</text:p>
      <text:p text:style-name="P1">vel ex intermissione ad hoc deductum. Aliud ab hoc femur -<text:line-break/>dum est, quod pulsum et calorem in contraria mutat, donec<text:line-break/>tota corporis moles aequabiliter incalescat. Post hoc, ter-<text:line-break/>tium , quo calor etiamnum augescit , pulsibus pari ratione<text:line-break/>magnitudine , celeritate et frequentia crescentibus. Quarta<text:line-break/>constitutio post tres commemoratas conspicitur, omnibus jam<text:line-break/>dictis aequalem sibi magnitudinem pro <text:span text:style-name="Default_20_Paragraph_20_Font"><text:span text:style-name="T1">t</text:span></text:span>ensus n<text:span text:style-name="Default_20_Paragraph_20_Font"><text:span text:style-name="T1">o</text:span></text:span>stri judicio<text:line-break/>conservantibus. Ad haec quinta alia , quum jam calor ma-<text:line-break/>-i nifesto decrescit, halitus autem per cutem excernitur , pul-<text:line-break/><text:span text:style-name="Default_20_Paragraph_20_Font"><text:span text:style-name="T1">t</text:span></text:span>us ad naturalem statum redit, deponens omnia quae praeter<text:line-break/>naturam in magnitudine, celeritate et densitate acquisierat;<text:line-break/>hoc tempore plurimis ipsorum sudor oritur et post hunc in-<text:line-break/>termissionis tempus, sextum a praedictis advenit. Nihil<text:line-break/>p<text:span text:style-name="Default_20_Paragraph_20_Font"><text:span text:style-name="T1">o</text:span></text:span>rro h<text:span text:style-name="Default_20_Paragraph_20_Font"><text:span text:style-name="T1">o</text:span></text:span>rum abditae rei hypothesis est, sed quotidie sare in<text:line-break/>omnibus tertiana febre laborantibus ita fieri conspicitur ; at-<text:line-break/>que huic sermoni dictum Hippocratis addendum est, <text:span text:style-name="Default_20_Paragraph_20_Font"><text:span text:style-name="T1">eum</text:span></text:span></text:p>
      <text:p text:style-name="P2"><text:span text:style-name="Default_20_Paragraph_20_Font"><text:span text:style-name="T1">etiam sui medicus non sit, hactenu</text:span></text:span>s <text:span text:style-name="Default_20_Paragraph_20_Font"><text:span text:style-name="T1">p</text:span></text:span>o<text:span text:style-name="Default_20_Paragraph_20_Font"><text:span text:style-name="T1">sse recte cognoscere,<text:line-break/></text:span></text:span>si pulsus mutationes a sermone excipiamus. Majus enim<text:line-break/>hae negotium habent, quam ut ab idi<text:span text:style-name="Default_20_Paragraph_20_Font"><text:span text:style-name="T1">o</text:span></text:span>tis queant intelligi , at<text:line-break/>caloris mutatio, etiamsi aegrotantes n<text:span text:style-name="Default_20_Paragraph_20_Font"><text:span text:style-name="T1">o</text:span></text:span>ta<text:span text:style-name="Default_20_Paragraph_20_Font"><text:span text:style-name="T1">r</text:span></text:span>e hanc <text:span text:style-name="Default_20_Paragraph_20_Font"><text:span text:style-name="T1">n</text:span></text:span>olint, sti-<text:line-break/>mulare ipsa pungereque eos ita. consuevit, ut n<text:span text:style-name="Default_20_Paragraph_20_Font"><text:span text:style-name="T1">o</text:span></text:span>n lateat.<text:line-break/>Heserunt itaque sic omnes aegri, salut<text:span text:style-name="Default_20_Paragraph_20_Font"><text:span text:style-name="T1">o</text:span></text:span> quidem vel sibi inae^<text:line-break/>qualitatem,. vel horrorem ultro citroque cursitare ; deinde<text:line-break/>simul cum extrem<text:span text:style-name="Default_20_Paragraph_20_Font"><text:span text:style-name="T1">o</text:span></text:span>rum refrigerati<text:span text:style-name="Default_20_Paragraph_20_Font"><text:span text:style-name="T1">o</text:span></text:span>ne h<text:span text:style-name="Default_20_Paragraph_20_Font"><text:span text:style-name="T1">o</text:span></text:span>rreres intendi, use—<text:line-break/>quique ipsos rigorem; postea rursus rig<text:span text:style-name="Default_20_Paragraph_20_Font"><text:span text:style-name="T1">o</text:span></text:span>ris tandem fieri re-.<text:line-break/>missi<text:span text:style-name="Default_20_Paragraph_20_Font"><text:span text:style-name="T1">o</text:span></text:span>nem, extremorum algores res<text:span text:style-name="Default_20_Paragraph_20_Font"><text:span text:style-name="T1">o</text:span></text:span>lvi, aestus vehementis<text:line-break/>sensum et sitim intus esse; ad haec rursus omnem quidem<text:line-break/>inaequalitatem discedere, corpus vero totum aequabiliter<text:line-break/>ardere, atque h<text:span text:style-name="Default_20_Paragraph_20_Font"><text:span text:style-name="T1">o</text:span></text:span>c semper magisque fieri; ac calorem tandem<text:line-break/>aliquando sistere, sihique similem manere ; p<text:span text:style-name="Default_20_Paragraph_20_Font"><text:span text:style-name="T1">o</text:span></text:span>stremo soluti<text:span text:style-name="Default_20_Paragraph_20_Font"><text:span text:style-name="T1">o-<text:line-break/></text:span></text:span>nis sensum sibi oboriri , idque ad c<text:span text:style-name="Default_20_Paragraph_20_Font"><text:span text:style-name="T1">o</text:span></text:span>nstitutionem usque illam<text:line-break/>non cessare, in qua primum se uri n<text:span text:style-name="Default_20_Paragraph_20_Font"><text:span text:style-name="T1">o</text:span></text:span>n amplius sentiunt.<text:line-break/>In .tertianis itaque sebribus particulares circuitus differentiae -</text:p>
      <text:p text:style-name="P4">hujusmodi quaedam funt; in aliis autem febribus aliae disse-<text:line-break/>neutrae; de quibus ordine disseram.</text:p>
      <text:h text:style-name="Heading_20_2" text:outline-level="2">Cap. LU </text:h>
      <text:p text:style-name="P7">Nunc in hac primum, quae prima propoi<text:line-break/>sita est, fermo expendatur. Primum igitur erat tempus,<text:line-break/>quod integritati cohaeret, frigoris fensum praebens, quod<text:line-break/>principium nominavimus; fecundum , quod frigus , ut sii-<text:line-break/>erum est, paulatim deponit et vocetur: conci<text:span text:style-name="Default_20_Paragraph_20_Font"><text:span text:style-name="T1">t</text:span></text:span>ae doctrinae<text:line-break/>gratia inaequalitatis tempus; ab hoc tertium,- quod est ae-<text:line-break/>qualis incrementi; postea quartum, quod eststatus; quintum,<text:line-break/>quod est imminutionis ; postremo sextum , quod est integri-<text:line-break/>satis. Quod igitur siex dictae regulares in tertianarum fe .t<text:line-break/>brium circuitibus differentiae sint, <text:span text:style-name="Default_20_Paragraph_20_Font"><text:span text:style-name="T1">t</text:span></text:span>enso et memoria, non<text:line-break/>demonstratione logica indiget. Sex autem ipsis existentibus<text:line-break/>nomina praestat imponere; tum compendii tum manifestae<text:line-break/>explicationis gratia; quemadmodum lex quaedam est com-<text:line-break/>munis omnibus Graecis, sit quarum rerum nomina apud ve-<text:line-break/>tustiores usurpata invenimus; sus utamur; quarum vero non<text:line-break/>habemus, vel ab aliqua earum rerum, quarum habemus <text:span text:style-name="Default_20_Paragraph_20_Font"><text:span text:style-name="T1">no-</text:span></text:span></text:p>
      <text:p text:style-name="P1"><text:span text:style-name="Default_20_Paragraph_20_Font"><text:span text:style-name="T1">mina</text:span></text:span>, transferamus , vel ipsi fecundum quandam similitudi-<text:line-break/>nem cum iis quae denominata sunt; fingamus , vel dictis de<text:line-break/>.aliisabutamur. . Licet quidem, fi quis velit, ne consueta<text:line-break/>quidem Graecis servare, si facere ipsum oporteat, ad prae-<text:line-break/>dictos scop<text:span text:style-name="Default_20_Paragraph_20_Font"><text:span text:style-name="T1">a</text:span></text:span>s. respicere. Atque hoc frequens est apud re-<text:line-break/>centiore.s melicos, ut qui non institutione a puero, quem-<text:line-break/>admodum veteres,. instructi sint. Concedendum itaque ipfis<text:line-break/>est, ut volent,. appellere, quoniam contentiosi sunt et impu-<text:line-break/>..dentes; frequenter etiam omnibus utendum , ut illi praeci-<text:line-break/>piunt, quo nugacitatem ipsorum sugiamus. Neque e<text:span text:style-name="Default_20_Paragraph_20_Font"><text:span text:style-name="T2">nim<text:line-break/></text:span></text:span>propter peccatum . in nominibus aegrota<text:span text:style-name="Default_20_Paragraph_20_Font"><text:span text:style-name="T1">n</text:span></text:span>tes incommodi<text:line-break/>quicquam capient. Quum autem vel tempus aliquod clam<text:line-break/>totum praetereunt, vel praedictis quod pon apparet, animal<text:line-break/>guut, .nun concedendum ipsis est, tanquam hujusmodipec-<text:line-break/>cato ad .aegrorum laesionem jam spectante. . Melius itaque<text:line-break/>est,. hic erratorum causas. prospicere, ob quas medicormn<text:line-break/>plurimi. falluntur, .tum ut ne ipsi erroris quippiam commis-</text:p>
      <text:p text:style-name="P2">-tantus; tum ut istis verum rei riam, si velint, ostendamus.<text:line-break/>Quidam enim ex eis lugenio tam refractario fiunt praediti,<text:line-break/>-ut ne si Apollinem ipsum, vel Aesculapium habuerint cupi-<text:line-break/>entes ip<text:span text:style-name="Default_20_Paragraph_20_Font"><text:span text:style-name="T1">t</text:span></text:span>os docere et monentes, obtemperare unquam aut<text:line-break/>ames praebere possint, ..nedum dicta animo suscipere; Aquare<text:line-break/>nec illis haec scribentur, Haec igitur erroris ipsorum causa<text:line-break/>pruna et maxima est; morborum differentiae ignorantia.<text:line-break/>Tertiana siquidem, ut jam expositum est, moveri et veluti<text:line-break/>aetates <text:span text:style-name="Default_20_Paragraph_20_Font"><text:span text:style-name="T1">t</text:span></text:span>uas perfice<text:span text:style-name="Default_20_Paragraph_20_Font"><text:span text:style-name="T1">r</text:span></text:span>e consuevit; quanquam non. similem tu<text:span text:style-name="Default_20_Paragraph_20_Font"><text:span text:style-name="T1">o-<text:line-break/></text:span></text:span>tum quiris morbus obtinet ; quere neque nos <text:span text:style-name="Default_20_Paragraph_20_Font"><text:span text:style-name="T1">r</text:span></text:span>ecte, quae de<text:line-break/>tertianis diximus, ad omnes transferemus; nec alius quispr-<text:line-break/>am ab uno affectu progressus communem unam omnium ra-<text:line-break/>tionem esse existimabit. - Haec itaque prima maxim<text:span text:style-name="Default_20_Paragraph_20_Font"><text:span text:style-name="T1">e</text:span></text:span>que er-<text:line-break/>rati ipsorum causa esu</text:p>
      <text:h text:style-name="Heading_20_2" text:outline-level="2">Cap. U. </text:h>
      <text:p text:style-name="P7">Alias autem <text:span text:style-name="Default_20_Paragraph_20_Font"><text:span text:style-name="T1">cause</text:span></text:span>s pr<text:span text:style-name="Default_20_Paragraph_20_Font"><text:span text:style-name="T1">o</text:span></text:span> usus <text:span text:style-name="Default_20_Paragraph_20_Font"><text:span text:style-name="T1">o</text:span></text:span>rdlue dein-<text:line-break/>ceps explicabo, ubi nomina prius commemoratis tertianae<text:line-break/>peri<text:span text:style-name="Default_20_Paragraph_20_Font"><text:span text:style-name="T1">o</text:span></text:span>di temporibus imposuerint. Proinde quum IIippocra-<text:line-break/>tes dixerit: f<text:span text:style-name="Default_20_Paragraph_20_Font"><text:span text:style-name="T1">ebre</text:span></text:span>s, <text:span text:style-name="Default_20_Paragraph_20_Font"><text:span text:style-name="T1">quaecunque n</text:span></text:span>o<text:span text:style-name="Default_20_Paragraph_20_Font"><text:span text:style-name="T1">n intermitlente</text:span></text:span>s<text:span text:style-name="Default_20_Paragraph_20_Font"><text:span text:style-name="T1">Aertio</text:span></text:span></text:p>
      <text:p text:style-name="P2"><text:span text:style-name="Default_20_Paragraph_20_Font"><text:span text:style-name="T1">die vehe</text:span></text:span>m<text:span text:style-name="Default_20_Paragraph_20_Font"><text:span text:style-name="T1">entiores fiunt,- periculosiores; quocunque autem<text:line-break/>modo. intermiserint, periculum abesse significant;</text:span></text:span> intermit-<text:line-break/>tere de alia parte circuitus capi non potest, si integritatem<text:line-break/>praeterieris. Non enim sane hoc alt, quocunque modo<text:line-break/>decli<text:span text:style-name="Default_20_Paragraph_20_Font"><text:span text:style-name="T1">n</text:span></text:span>ent; nam hoc salsum est, quippe quum semitertiana<text:line-break/>febrium deterrima sit, tamen in declinationem vulgo ipsi ma-<text:line-break/>nifestam pervenit ; et in aliis omnibus hac partu consimiliter,<text:line-break/>tusi in synodus appellatis ; nam hae solae febres , declinatio-<text:line-break/>nem.sensibus apertam non habent, ut nec universum cireui-<text:line-break/>tum, nec aliam ex praedictis differentiam; sed qualem ter-<text:line-break/>trinarum magnitudinis aliquo tempore statum.esse diximus,<text:line-break/>talem illae habent universum fere suum decursum. Si ini-<text:line-break/>tur, ut dixi, ex sua ipsarum natura periculo vacant, quae<text:line-break/>ad integritatem desinunt, fient in libris de febribus <text:span text:style-name="Default_20_Paragraph_20_Font"><text:span text:style-name="T1">o</text:span></text:span>stendi-<text:line-break/>mus, n<text:span text:style-name="Default_20_Paragraph_20_Font"><text:span text:style-name="T1">o</text:span></text:span>n aliud Hippocrates intermittere n<text:span text:style-name="Default_20_Paragraph_20_Font"><text:span text:style-name="T1">o</text:span></text:span>minavit, quam<text:line-break/>ad integritatem desinere. Quamobrem merito quis veterem<text:line-break/>consuetudinem scquutus, in tertianarum peri<text:span text:style-name="Default_20_Paragraph_20_Font"><text:span text:style-name="T1">o</text:span></text:span>dis intermissio-<text:line-break/>nem tempus integritatis appellaverit; quemadmodum et in</text:p>
      <text:p text:style-name="P2">maxima magnitudine morum, quantum nos tactu, ipsique<text:line-break/>aegrotantes percipimus, vigorem. Ita sane et aetatum rigor<text:line-break/>perfectissimum est, videturque Hippocrates hoc usus vocabulo,<text:line-break/>sicut et verbo intermittere. Sed et primam partem circui-<text:line-break/>tus, quae primo die venit lu eversione naturalis status et<text:line-break/>tertio, quinto ac similibus eodem circuitu repetit post: inter- -<text:line-break/>missionem, principium vocant, non Hippocrates modo, verum<text:line-break/>et alli prope omnes medici. Post principium, quod frigore<text:line-break/>manifeste cognoscitur , secundum tempus erat luaequalitatis ;<text:line-break/>tertium inerementi . usque ad vigorem. Communicantia<text:line-break/>haec inter fe, specie differre non exacte omnes conspexerunt;<text:line-break/>nominantque. ex ambobus compositum, .tanquam unum tu-<text:line-break/>tum, alii incrementum, alli augmentum, alii ascensum ac-<text:line-break/>cessionis. Ac veri etiam nonnihil dicunt. Nam postpri.<text:line-break/>muni tempus, quo extremae partes. refrigerantur, sanguis<text:line-break/>vero in altum confluere clare perspicitur, aliud tempus est</text:p>
      <text:p text:style-name="P2">totum hinc toti oppositum , quum videlicet calor cum frigore<text:line-break/>decertat, sanguis in exteriores partes extenditur. Atque si<text:line-break/>hoc pact<text:span text:style-name="Default_20_Paragraph_20_Font"><text:span text:style-name="T1">o</text:span></text:span> unum ipsum dixerint, quo jam exposuimus, nihil<text:line-break/>reseret hoc tempus universum ascensum appellare; si vero<text:line-break/>ita vocatum, indivisum reliquerint, n<text:span text:style-name="Default_20_Paragraph_20_Font"><text:span text:style-name="T1">o</text:span></text:span>n medi<text:span text:style-name="Default_20_Paragraph_20_Font"><text:span text:style-name="T1">o</text:span></text:span>criter artem<text:line-break/>laedent. Etenim inaequalitatis in eo tempus primum ali-<text:line-break/>orum praesidiorum indicationem habet, et non omnino eo-<text:line-break/>rundem ac sequens tempus, in quo aequalis quidem tutius<text:line-break/>corporis constitutio est; incrementum vero praesentium in<text:line-break/>eadem specie ad statum usque permanentium. Reliqua de-<text:line-break/>clinatio tempus unum est specie sibi simile, nili quod majoris<text:line-break/>minorlsque rati<text:span text:style-name="Default_20_Paragraph_20_Font"><text:span text:style-name="T1">o</text:span></text:span>ne partes ipsae differunt. At hoc esiam in<text:line-break/>pruno principii tempore et secundo inaequalitatis, atque<text:line-break/>esiam tertio ascensus, adest; siquidem unicuique horum, dum<text:line-break/>sensibiliter immutatur, particularis quaedam est differentia.<text:line-break/>Non enim cujusque dicti temporis principium lini omnino est<text:line-break/>si m He, sed disserunt inter se et a medio manifeste. Princi-<text:line-break/>pium enim accessionis paululum a naturali constitutione re-</text:p>
      <text:p text:style-name="P2">cessit, sicut finis plurimum. Cluunt vero haec maximis dif-<text:line-break/>ferentiis inter <text:span text:style-name="Default_20_Paragraph_20_Font"><text:span text:style-name="T1">t</text:span></text:span>e dissideant, medium plane tempus ipsorum<text:line-break/>aliquod est, magis quidem quam principium a naturali statn<text:line-break/>remotum; nunus autem quam finis. Sic inaequalitatis etiam<text:line-break/>initium a cohaerente ipsi primi temporis fine paululum variat 2<text:line-break/>plus autem recedens, mediumqne existens, inter praedictum<text:line-break/>primi temporis finem et tertii principium quodammodo non-<text:line-break/>sistit. Eadem, opinor, ratione et quae fecundi hujus temporis<text:line-break/>inaequalitatis partes cohaerent principiis tertii temporis, con-<text:line-break/>stitutionem istis assimilem obturent. Sic et tertii rurfuslem-<text:line-break/>poris prima, a fecundi postremis parum dissident ; postrema<text:line-break/>vero status formae quodammodo similia sunt ; medium am-<text:line-break/>borum aeque ab utrisque extremis recessit. Quapropter mi-<text:line-break/>rum nihil est, si ut his temporibus singulis, ile declinationi.<text:line-break/>quoque aliud principium, aliud finis, .aliud melium sit. At<text:span text:style-name="Default_20_Paragraph_20_Font"><text:span text:style-name="T1">A<text:line-break/></text:span></text:span>que unumquodque horum propria appellatione donare siquis^<text:line-break/>velit, potest. Audio enim frequenter medicos dicentes, in-</text:p>
      <text:p text:style-name="P2">Minavit nmrc status, nunc relaxatur , nunc decrescit , nunc<text:line-break/>remittit. Si igitur haec dicunt,- integrum est eis primas de-<text:line-break/>clinationis partes nominare inclinationem, vel relaxationem, .<text:line-break/>vel decrementum,- vel remissio<text:span text:style-name="Default_20_Paragraph_20_Font"><text:span text:style-name="T1">n</text:span></text:span>em, vel horum aliqua, vel .<text:line-break/>omnia; quinetiam licet. aliquo praedictorum nomine menia<text:line-break/>nuncupare, ut et postrema; quemadmodum Archigenes quo-<text:line-break/>que declinationis postremum remissionem nominat. Verum<text:line-break/>ille perperam facit , quod a declinatione specie quadam dii-<text:line-break/>ferre existimet. Quum videlicet omnium partium totius cir-<text:line-break/>enitus aliam principium , aliam finem, aliam medium faciat ;<text:line-break/>sic quoque remissionem ipfam dividit, tanquam proprium<text:line-break/>quoddam tempus ex prima eorum divisione, quae speciebus<text:line-break/>quibusdam, non solum nrajoris minorisque ratione differunt.<text:line-break/>In utroque igitur clare peccat, tum augmentum ex prima di-<text:line-break/>visione. tollens, quod omnes homines. manifestius, quamprin-<text:line-break/>cipium, intelligunt; tum adiiciens^ remissionem lu circuitus<text:line-break/>fine. Si namque ad integritatem veniat, manifesta hujus-</text:p>
      <text:p text:style-name="P2">modi temporis a caeteris erit differentia; si vero fecundae<text:line-break/>accessionis insultus trifariam divisus , declinationem excipit,<text:line-break/>tum quidem tutius declinationis partem remissionem vocare<text:line-break/>licet , <text:span text:style-name="Default_20_Paragraph_20_Font"><text:span text:style-name="T1">n</text:span></text:span>on tamen aliud quoddam esse tempus putere propria<text:line-break/>natura iusiguitum, quemadmodum prius dicta. Quod igitur<text:line-break/>omnes tertiani circuitus partes manifestis a fe differentiis fe-<text:line-break/>paratas ridere liceat, nemo ignorat, qui vel unum hoc mor-<text:line-break/>bo laborantem aegrum conspexerit ; si vero nonnulla eorum<text:line-break/>nomine careant, apud contentiosos dicemus, tempus primum,<text:line-break/>facundum , tertium , quartum , quintum , deinde integritatis<text:line-break/><text:span text:style-name="Default_20_Paragraph_20_Font"><text:span text:style-name="T1">t</text:span></text:span>extum : , apud eos autum , qui nominum usum sciunt , ipsi<text:line-break/>componentes idonea. Ac primo quidem tempori proprium<text:line-break/>principii nomen imponatur, fecundo inaequalitatis; tertio<text:line-break/>incrementi; quarto status, et quinto declinationis; <text:span text:style-name="Default_20_Paragraph_20_Font"><text:span text:style-name="T1">t</text:span></text:span>extum,<text:line-break/>quod integritatis est, intermissio nominetur.</text:p>
      <text:h text:style-name="Heading_20_2" text:outline-level="2">Cap. VI. </text:h>
      <text:p text:style-name="P7">Licet et alio quodam modo totum circuitum<text:line-break/>in majores partes dividere, siquidem in duas ipsum totum</text:p>
      <text:p text:style-name="P2">licet dividere ; unam primae accessionis , a primo in<text:span text:style-name="Default_20_Paragraph_20_Font"><text:span text:style-name="T1">t</text:span></text:span>uitu ad<text:line-break/>extremam usque remissionem ; alteram inter declinationem<text:line-break/>et fecundae accessionis insultum. Voco jam insultum acces-.<text:line-break/>fionis tempus omnino jam primum latitudinis expers ; hoc<text:line-break/>ipsum significationem nominare consueverunt Et quod ab<text:line-break/>Hippocrate dictum est, <text:span text:style-name="Default_20_Paragraph_20_Font"><text:span text:style-name="T1">in accessionibus abstinendum</text:span></text:span>, secun-<text:line-break/>dum hanc divisionem pronunciatum existimo. Quum enim<text:line-break/>praedixisset, <text:span text:style-name="Default_20_Paragraph_20_Font"><text:span text:style-name="T1">Qu</text:span></text:span>i<text:span text:style-name="Default_20_Paragraph_20_Font"><text:span text:style-name="T1">bu</text:span></text:span>s <text:span text:style-name="Default_20_Paragraph_20_Font"><text:span text:style-name="T1">siatim vig</text:span></text:span>o<text:span text:style-name="Default_20_Paragraph_20_Font"><text:span text:style-name="T1">r adest, iis siatim tenuem<text:line-break/>victum</text:span></text:span> A<text:span text:style-name="Default_20_Paragraph_20_Font"><text:span text:style-name="T1">dhibendam; quibus p</text:span></text:span>o<text:span text:style-name="Default_20_Paragraph_20_Font"><text:span text:style-name="T1">stea v</text:span></text:span>i<text:span text:style-name="Default_20_Paragraph_20_Font"><text:span text:style-name="T1">gor advenit, iis in<text:line-break/>illo</text:span></text:span> i<text:span text:style-name="Default_20_Paragraph_20_Font"><text:span text:style-name="T1">pso et ante illum, tenuiter vivendum, antea ver</text:span></text:span>o <text:span text:style-name="Default_20_Paragraph_20_Font"><text:span text:style-name="T1">ple-<text:line-break/>ni</text:span></text:span>t<text:span text:style-name="Default_20_Paragraph_20_Font"><text:span text:style-name="T1">is nutriri oportere, ut aeger sulsiciat;</text:span></text:span> subdidit, <text:span text:style-name="Default_20_Paragraph_20_Font"><text:span text:style-name="T1">in ac-<text:line-break/>cessi</text:span></text:span>o<text:span text:style-name="Default_20_Paragraph_20_Font"><text:span text:style-name="T1">nibus absi</text:span></text:span>s<text:span text:style-name="Default_20_Paragraph_20_Font"><text:span text:style-name="T1">tendum, </text:span></text:span>docens nos videlicet, solum illud<text:line-break/>tempus quod accessionem vocat, observandum esse. Nun-<text:line-break/>quam enim in hoc nutrimus, verum in reliquo omni tempore<text:line-break/>remissionis, interdum in alia atque alia ejus parte; quia ex<text:line-break/>fimplici interdum declinatione; interdum ex declinatione et<text:line-break/>intermissione competitum est.. Haec quidem tutius circuitus</text:p>
      <text:p text:style-name="P5">in duas partes est divisio <text:span text:style-name="Default_20_Paragraph_20_Font"><text:span text:style-name="T3">, </text:span></text:span>ut alteram ejus partem primam<text:line-break/>accessionem appellemus ; fecundam vel remissionem, ut paulo<text:line-break/>ante, vel ut quidam , intermissionem. Nam intermissionem<text:line-break/>non pauci medici .quicquid intervalli post statum ast, quali-<text:line-break/>cunque natura praelitum, nominant;. sive id adintegrata-<text:line-break/>tum- veniat, sive. non; verum nos appellati<text:span text:style-name="Default_20_Paragraph_20_Font"><text:span text:style-name="T1">o</text:span></text:span>nes praedictas<text:line-break/>observabimus , ne usia fermoui obscuritas accedat; vocabis.<text:line-break/>tnusque omne- id quod accessionem sequitur, remissionem.<text:line-break/>Sed neque prohibemus , ut dictum est, siquis ipsum t<text:span text:style-name="Default_20_Paragraph_20_Font"><text:span text:style-name="T1">o</text:span></text:span>tum<text:line-break/>n<text:span text:style-name="Default_20_Paragraph_20_Font"><text:span text:style-name="T1">o</text:span></text:span>miner i<text:span text:style-name="Default_20_Paragraph_20_Font"><text:span text:style-name="T1">n</text:span></text:span>termissionem, vel declinationem, vel decremen-<text:line-break/>tum, vel remissionem, vel ablationem. Instituimus enim<text:line-break/>non de verbis disceptare, fied circuitus partes inspicere; qu<text:span text:style-name="Default_20_Paragraph_20_Font"><text:span text:style-name="T1">o</text:span></text:span>t<text:line-break/>numero sint et quomodo inter fedifferant.<text:tab/>-</text:p>
      <text:h text:style-name="Heading_20_2" text:outline-level="2">Cap. UH<text:span text:style-name="Default_20_Paragraph_20_Font"><text:span text:style-name="T1">r</text:span></text:span> </text:h>
      <text:p text:style-name="P7">Haec igitur est: divisio omnium febrium ad<text:line-break/>integritatem desi<text:span text:style-name="Default_20_Paragraph_20_Font"><text:span text:style-name="T1">n</text:span></text:span>entium, qu<text:span text:style-name="Default_20_Paragraph_20_Font"><text:span text:style-name="T1">o</text:span></text:span>tidianarum, tertianarum, quar-<text:line-break/>tanarum; ut; quae lex partes speciebus manifestis diversas<text:line-break/>habeant: alia vero non intermittentium , quae .lu- quinque<text:line-break/>partes diducuntur.. Sunt autem et hae permultae., n<text:span text:style-name="Default_20_Paragraph_20_Font"><text:span text:style-name="T1">o</text:span></text:span>unul-</text:p>
      <text:p text:style-name="P2">Iae quae quotidie exacerbantur ; quaedam quae tertio quoque<text:line-break/>die; non tamen quae quarto , frequenter, sed raro evenire<text:line-break/>videntur; plurimum enim earum genus ad integritatem defi-<text:line-break/>nit. Atque duplex herum quoque species est, quae ad lote-<text:line-break/>gritatemnon finiunt, quotidianarum, tertianarum, quarta-<text:line-break/>narum. Quaedam enim magnitudinem pulsus et celeritatem<text:line-break/>et sterilitatem et duritiem deponunt; quaedam alia quidem<text:line-break/>tria ad naturalem statum deducunt, servant autem celerita-<text:line-break/>tum, hae magis, illae nunus.. At non est praesentis scrmo-<text:line-break/>uis, illarum distinctionem proponere ; partes enim circuitus<text:line-break/>in unoquoque morbi genere enumerare proposuimus. Igi-<text:line-break/>tur quum paulo ante sex lu febribus intermittentibus esse di-<text:line-break/>xerhnus, deinceps non intermittentium partes referemus,<text:line-break/>quinque esse dicentes , quunr aliae similiter ipfis fe habent,<text:line-break/>sola autem integritatis pars deficit. In estis autem partibus<text:line-break/>similitudo haec necessario est , ut accessionum insultus cum<text:line-break/>fystole fiat (nomino autem sic, cum frigore; nam lune feqru-</text:p>
      <text:p text:style-name="P1">tur lu pulsu intro magis moveri, cum parvitate, sanguine in<text:line-break/>viscera fe recipiente] quem rurins i<text:span text:style-name="Default_20_Paragraph_20_Font"><text:span text:style-name="T1">n</text:span></text:span>aequalitas ex necessitate<text:line-break/>sequitur ; inde incrementum, status et declinatio. lu quibus<text:line-break/>tamen citra sensibilem systolen accessionis insultus accidit,<text:line-break/>tria tempora lu unum recidere necesse est, totumque usque<text:line-break/>ad statum , incrementum fieri; nam ubi systole nun fuit, ibi<text:line-break/>plane nec inaequalitas.. Statum vero nunquam deficere vidi,<text:line-break/>fed femper sensibilem aequalitatem in omnibus febribus ali-<text:line-break/>quamdiu permanentem ; at insultum <text:span text:style-name="Default_20_Paragraph_20_Font"><text:span text:style-name="T1">s</text:span></text:span>excenties fine praedi-<text:line-break/>ctis. principii symptomatis conspexi , quorum praecipuum<text:line-break/>erat omnibus fere prlucipiis accessionum comes perfrictio;.<text:line-break/>quemadmodum ad interiora arteriarum motus ; de quo lu<text:line-break/>opere de pulsibus fusilis dictum est, in prae<text:span text:style-name="Default_20_Paragraph_20_Font"><text:span text:style-name="T1">t</text:span></text:span>enti libro ipfunr<text:line-break/>, fyst<text:span text:style-name="Default_20_Paragraph_20_Font"><text:span text:style-name="T1">o</text:span></text:span>les celeritate definire sufficit. Quae vero alia fymptu-<text:line-break/>male signaque accessionum principio propria sunt, alia frigori<text:line-break/>supervenire, alia aliter accidere praedicta funt; parvitas si-.<text:line-break/>quidem pulsuum . raritas et tarditas diast<text:span text:style-name="Default_20_Paragraph_20_Font"><text:span text:style-name="T1">o</text:span></text:span>les. frigori; rigor</text:p>
      <text:p text:style-name="P2">estis occasionibus, quas in symptomatum causis exposuimus.<text:line-break/>At universum hoc accessionis genus: omnino, sicut dixi; perit;<text:line-break/>et nos multus frequenter .a mirandis istis medicis vel lu bal-<text:line-break/>neunr missos, vel cibum assumere jussos, tanquam suspectas<text:line-break/>jam horas accessionis praetergressos , prohibuimus.. Contui-<text:line-break/>git autem ipsis , quod arteriam exacte tangere ignorent , hu-<text:line-break/>jusnrodi errores committere. omnibus enim quibus- talis<text:line-break/>accessio evenit, fystole velocior redditur, quam cognoscere<text:line-break/>non cujusvis est, fed exercitationem magnani hoc opus, si<text:line-break/>quod aliud lu arte , desiderat. Hanc autem consequi nemo<text:line-break/>potest, prius quam eo modo, quem in primo de pulsuum dis<text:line-break/>gnotione praescripsimus, lustitutus siti Si quis igitur arte-<text:line-break/>riarum syftoIen noverit, hanc ipse accessionis partem, qua<text:line-break/>fystolen velociorem factam fine diastole deprehendit; cireui-<text:line-break/>tus initium potest statuere ; quae vero sequitur hanc, luere-<text:line-break/>mentum; ad fletum usque. At fi hanc quoque ignoret; vi-</text:p>
      <text:p text:style-name="P2">dentur autem insultus aequabiliter omnino factus , tutam ac-<text:line-break/>cessi<text:span text:style-name="Default_20_Paragraph_20_Font"><text:span text:style-name="T1">o</text:span></text:span>nis pa<text:span text:style-name="Default_20_Paragraph_20_Font"><text:span text:style-name="T1">r</text:span></text:span>tem usque ad statum , ascensum , veI incremen-<text:line-break/>tunr , veI augmentum nominabit; secans ipsam in. prime et<text:line-break/>p<text:span text:style-name="Default_20_Paragraph_20_Font"><text:span text:style-name="T1">o</text:span></text:span>strema et media, pr<text:span text:style-name="Default_20_Paragraph_20_Font"><text:span text:style-name="T1">o</text:span></text:span> majoris ininorisque ratione, n<text:span text:style-name="Default_20_Paragraph_20_Font"><text:span text:style-name="T1">o</text:span></text:span>n fpe-<text:line-break/>ciebus diversis, ut prius dicebam lu frigore sensibili. .- In hu-<text:line-break/>jusm<text:span text:style-name="Default_20_Paragraph_20_Font"><text:span text:style-name="T1">o</text:span></text:span>di igitur febribus universa tempora tria erunt,. ruere-<text:line-break/>mentum, status, imminutio. Nllul enim mest esit imrninu -.<text:line-break/>tionem illud tempus v<text:span text:style-name="Default_20_Paragraph_20_Font"><text:span text:style-name="T1">o</text:span></text:span>care, lu quo ex febris magnitudine<text:line-break/>quippiam demitur. Quibus ver<text:span text:style-name="Default_20_Paragraph_20_Font"><text:span text:style-name="T1">o</text:span></text:span> circuitus non est, ut fyno-<text:line-break/>clus nominatis , neque accessio quaedam omnin<text:span text:style-name="Default_20_Paragraph_20_Font"><text:span text:style-name="T1">o</text:span></text:span> est , neque<text:line-break/>praedictae partes; attamen hae quoque fecundum diversa<text:line-break/>tempora t<text:span text:style-name="Default_20_Paragraph_20_Font"><text:span text:style-name="T1">o</text:span></text:span>tius morbi partes habent, aliis m<text:span text:style-name="Default_20_Paragraph_20_Font"><text:span text:style-name="T1">o</text:span></text:span>dis iuro-<text:line-break/>tescentes , quam per accessi<text:span text:style-name="Default_20_Paragraph_20_Font"><text:span text:style-name="T1">o</text:span></text:span>num tempora ; quae. paulo post<text:line-break/>fubjiciam, et hoc n<text:span text:style-name="Default_20_Paragraph_20_Font"><text:span text:style-name="T1">o</text:span></text:span>mine p<text:span text:style-name="Default_20_Paragraph_20_Font"><text:span text:style-name="T1">o</text:span></text:span>tissimum,. quod <text:span text:style-name="Default_20_Paragraph_20_Font"><text:span text:style-name="T1">o</text:span></text:span>mnes medici<text:line-break/>in ipsis errent; quamvis Hippocrates rectissime ea docuerit.</text:p>
      <text:h text:style-name="Heading_20_2" text:outline-level="2">Cap. VIII. ..</text:h>
      <text:p text:style-name="P8">At nunc ad eas, quae circuitu. quodam<text:line-break/>aeccssionem habent, sermonemreferamus, totum id, quod</text:p>
      <text:p text:style-name="P2">inconsideratum reliquimus, distinguentes. Unum auteni et<text:line-break/>primum memoria teneri volo , <text:span text:style-name="Default_20_Paragraph_20_Font"><text:span text:style-name="T1">nempe</text:span></text:span> universum a principio<text:line-break/>huc usque sermonem de simplicibus periodis nobis fuisse.<text:line-break/>Nam in complexis tempus rigorem sequens interdum arctius<text:line-break/>redditur, dum alterius accessionis significatio, antequam prior<text:line-break/>circuitus adamussim absolutus sit, invadit. Frequenter etiam<text:line-break/>ex <text:span text:style-name="Default_20_Paragraph_20_Font"><text:span text:style-name="T1">t</text:span></text:span>ua ipsius natura febris de lutermitlentium genere est, ut<text:line-break/>tertiana ; complicatio autem austum lutegritatis tempus pri-.<text:line-break/>ori circuitio relinquit, dum secunda accessio, antequam prior<text:line-break/>ab<text:span text:style-name="Default_20_Paragraph_20_Font"><text:span text:style-name="T1">t</text:span></text:span>olvatur, invadit. Dictum est: misti de hujusmodi compli-<text:line-break/>cationibus in duobus commentariis de crisibus et de febrium<text:line-break/>differentiis; ubi etiam implicationem a mixtione distinximus:<text:line-break/>Itaque feni tertiana ex mixti<text:span text:style-name="Default_20_Paragraph_20_Font"><text:span text:style-name="T1">o</text:span></text:span>ne et temperamento quotidianae -<text:line-break/>et tertianae febris fieri demonstrata esu Saepe. etiam senia.<text:line-break/>tertianae simplex una febris implicatur, vel tertiana vel quo-<text:line-break/>tidiana ; at hujusmodi varietas prae<text:span text:style-name="Default_20_Paragraph_20_Font"><text:span text:style-name="T1">t</text:span></text:span>entis operis non est pro-<text:line-break/>pria; satis enim hic est, propria singularum febrium tene--</text:p>
      <text:p text:style-name="P2">pura diligenter explicare ; etenim implicationem earum prom-<text:line-break/>ple discernere ita maxime nobis erit. Exacte igitur simplices<text:line-break/>prius dictae sunt ; de mixtis deinceps disseram. ltaque cunr<text:line-break/>horrore insultus aliquando oboritur omnes principii peculi-<text:line-break/>ares notas habens, praeter rigorem ; luterdmn et hujus spe-.<text:line-break/>cient; etenim vehemens horror vel initium aliquod rigoris,<text:line-break/>vel parvus rig<text:span text:style-name="Default_20_Paragraph_20_Font"><text:span text:style-name="T1">o</text:span></text:span>r esse videri potest; at exactum rigorem,<text:line-break/>qualis in tertianis quartanisque est, hujusm<text:span text:style-name="Default_20_Paragraph_20_Font"><text:span text:style-name="T1">o</text:span></text:span>di febris non ac-<text:line-break/>cipit. Atque ob hoc ipfam h<text:span text:style-name="Default_20_Paragraph_20_Font"><text:span text:style-name="T1">o</text:span></text:span>rridam appello , et multo ma-<text:line-break/>gis, quia ubi signa quaedam fecundi temporis praemonstra-<text:line-break/>verit, iuitium rursus alterius invafionis horrificum efficit,<text:line-break/>quod nonnulli repetitionem , alii reduplicati<text:span text:style-name="Default_20_Paragraph_20_Font"><text:span text:style-name="T1">o</text:span></text:span>nem appellanti<text:line-break/>Aliquando h<text:span text:style-name="Default_20_Paragraph_20_Font"><text:span text:style-name="T1">o</text:span></text:span>c fecundo,. quibusdam tertio facit; deinde vix<text:line-break/>aequaliter expanditur ad usque statum increscens. Haec fe-<text:line-break/>luis ad integritatem nunquam desinit, nam permultum tem-<text:line-break/>p<text:span text:style-name="Default_20_Paragraph_20_Font"><text:span text:style-name="T1">o</text:span></text:span>ris usque ad rigorem ipsa habet, item declinati<text:span text:style-name="Default_20_Paragraph_20_Font"><text:span text:style-name="T1">o</text:span></text:span>nem <text:span text:style-name="Default_20_Paragraph_20_Font"><text:span text:style-name="T2">sin</text:span></text:span>e<text:line-break/>perfpiratu sensili ; multa vero magis abest, ut cum sud<text:span text:style-name="Default_20_Paragraph_20_Font"><text:span text:style-name="T1">o</text:span></text:span>re ad</text:p>
      <text:p text:style-name="P2">integritatem accedat. Quemadmodum igitur a primo in<text:span text:style-name="Default_20_Paragraph_20_Font"><text:span text:style-name="T1">tuitu<text:line-break/></text:span></text:span>accessio ad rigorem usque multo tempore pervenit, eodem<text:line-break/>modo a xigore paulatim diminuitur ; ideoque postridie altera<text:line-break/>ipsis accessio cum horrore quidem similiter adve<text:span text:style-name="Default_20_Paragraph_20_Font"><text:span text:style-name="T1">n</text:span></text:span>it, sed quae<text:line-break/>non item ut prior repetitiones habeat; aut fi -quando raro<text:line-break/>habuerit, unam duntaxat faciat, brevem et exiguam Haec<text:line-break/>autem etiam accessio ad rigorem longo tempore asce<text:span text:style-name="Default_20_Paragraph_20_Font"><text:span text:style-name="T1">n</text:span></text:span>dit, nec<text:line-break/>exiguo pariter declinat ; atque ob hoc ipsum tertio die ea-<text:line-break/>dem, quae primo, accessio succedit; postea rursus quarto<text:line-break/>fimitis ei, quae secundo habita est, idque deinceps perpetuo.<text:line-break/>Hanc ego febrem compendiosae claraeque doctrinae gratia<text:line-break/>uno volens appellare vocabulo , imposui ei nomen .semiter-<text:line-break/>tianae. Si igitur. Hippocrates quoque talem febrem leniter-<text:line-break/>tuanam vocarit, ut ego persuasum habeo, duo ex sermone<text:line-break/>uno commoda consequeris, nempe rem medicam discis et<text:line-break/>nomen vetus ei imponis ; quod si quis aliam quandam febrem</text:p>
      <text:p text:style-name="P2">ab Hipp<text:span text:style-name="Default_20_Paragraph_20_Font"><text:span text:style-name="T1">o</text:span></text:span>crate semitertianam v<text:span text:style-name="Default_20_Paragraph_20_Font"><text:span text:style-name="T1">o</text:span></text:span>catam esse putet, salii me in<text:line-break/>vocabulo ratus, rem ipsam addiscat. . Quod enim tusis quae-<text:line-break/>datu febris, qualem dixi, acridat, neque hic testimonium vel<text:line-break/>Hippocratis vel alterius cujusquam oratio requirit,.. quum<text:line-break/>quotidie ipsam rideamus , potissimum Romae. Ut eum lu<text:line-break/>aliis locis alia, fic in illa civitate hoc mest abundat. Por<text:span text:style-name="Default_20_Paragraph_20_Font"><text:span text:style-name="T1">r</text:span></text:span>o<text:line-break/>alia quaedam ei virina est , quae nec secundo die aliam sint<text:line-break/>accessionem, nec primo et tertio repetitiones. Habet autem<text:line-break/>nec ipsa modum unum ac simplicem ; interdum etenim fine<text:line-break/>horrore, aliquando cum h<text:span text:style-name="Default_20_Paragraph_20_Font"><text:span text:style-name="T1">o</text:span></text:span>rrore invadit; estas cum extre-<text:line-break/>morum perfrigerati<text:span text:style-name="Default_20_Paragraph_20_Font"><text:span text:style-name="T1">o</text:span></text:span>ne manifesta. Vi<text:span text:style-name="Default_20_Paragraph_20_Font"><text:span text:style-name="T1">t</text:span></text:span>a autem est interdum<text:line-break/>etiam citra sensibile frigus febris haec quinque tempora ob-<text:line-break/>tinere, principium, inaequalitatem, incrementum, statum et<text:line-break/>declinationem. Temporibus jam divisis, lueve est principi-<text:line-break/>uti; brevis qu<text:span text:style-name="Default_20_Paragraph_20_Font"><text:span text:style-name="T1">o</text:span></text:span>que ipsius inaequalitas; ascensus non aeque<text:line-break/>omnibus, fed quibusdam brevis, quibusdam longior. Quin-<text:line-break/>etiam rigoris tempus spatium omnino sensibile et latum oc-</text:p>
      <text:p text:style-name="P2">.cupat; sed in maj oris minorisqne ratione non mediocriter<text:line-break/>differt. Sic etiam declinatio longo quidem tempore omnibus<text:line-break/>contingit, in hoc autem differt, quod nonnullis manifesto<text:line-break/>minuitur et celeriter finiendi spem praebet, et post haec sistit<text:line-break/>aequalem declinationis magnitudinem reliquam servans;<text:line-break/>nonnullis lente ah initio ad finem omnino declinat, ut ex<text:line-break/>temporis intervallis longioribus conpetenti tibi videatur.<text:line-break/>plane decrevisse quippiam, perquam modicum tamen illud.<text:line-break/>Hujusmodi quaedam sunt et usiae differentiae particulares fe -<text:line-break/>suium tertio . die accedentium , quas universas tritaeophyas<text:line-break/>voco , ad affectionis unde excitentur cognitionem utilissimae,<text:line-break/>ad praesens autem opus inutiles. Pron<text:span text:style-name="Default_20_Paragraph_20_Font"><text:span text:style-name="T1">o</text:span></text:span>fitum enim est nobis<text:line-break/>hic circuituum totiusque .morbi tempora distinguere, tempe-<text:line-break/>stivi auxiliorum usus gratia, cui nihil haec varietas conda-<text:line-break/>cit, sicut nec earum quae in quotidianae forma variantur;<text:line-break/>siquidem herum non paucae quotidie accessionem habentes,<text:line-break/>intermissionem nullam ostendunt; dicam tamen ipsarum pau-</text:p>
      <text:p text:style-name="P2">eas differentias exempli gratia, non ut institutae hypothesi<text:line-break/>commodas, fed quoniam medicorum aliqui ex iis, quae sine<text:line-break/>ratione unguntur, prorsus intumescunt et gloriam apud in-<text:line-break/>doctos aucupamur, tanquam diligentes et studiosi, fapien-<text:line-break/>tiusque aliquid his, qui sola utilia scribunt, intelligentes.</text:p>
      <text:h text:style-name="Heading_20_2" text:outline-level="2">Cap. IX. </text:h>
      <text:p text:style-name="P7">Invadit ergo accessio febrium,. quae fingu-<text:line-break/>lis diebus exacerbantur; interdum sine manifesto frigore, in-<text:line-break/>terdurn cum ips<text:span text:style-name="Default_20_Paragraph_20_Font"><text:span text:style-name="T1">o ; </text:span></text:span>et quae propria principii sunt, quibusdam:<text:line-break/>brevius, quibusdam diutius permanent ; atque sic etiam in-<text:line-break/>aequalitas his brevior, illis longior est; postea haec febris<text:line-break/>usque ad vigorem ascendit, diuturniore tempore, quam- quae<text:line-break/>tertio quoque die accessionem capiunt. Caeterum tale quip-<text:line-break/>piam ipsi adest, quod etiam in istis interdum raro contingit,<text:line-break/>mullo autem saepius in hoc apparet ; ascensum aperte moli-<text:line-break/>eus , consistit aliquo tempore nihil increscens , deinde rursus<text:line-break/>increscit. Similiter in declinatione vel aequabilem facit<text:line-break/>imminutionem <text:span text:style-name="Default_20_Paragraph_20_Font"><text:span text:style-name="T1">r</text:span></text:span> vel messio cursu lu eadem magnitudine aliis</text:p>
      <text:p text:style-name="P2">hora una, aliis duabus c<text:span text:style-name="Default_20_Paragraph_20_Font"><text:span text:style-name="T1">o</text:span></text:span>nsistit, post haec imminuitur ; quin-<text:line-break/>etiam ad fecundae accessi<text:span text:style-name="Default_20_Paragraph_20_Font"><text:span text:style-name="T1">o</text:span></text:span>nis insultum usque nonuullis itu-<text:line-break/>minuitur; quibusdam in qua magnitudine est, permanet,<text:line-break/>At magis hoc tertio quoque die accessionem habentibus adest;<text:line-break/>quoniam circuitus earum longior est. Nam duplus feretem-<text:line-break/>pore circuitus est febrium, quae tertio quoque die exacer-<text:line-break/>bantur, si cum. iis, quae quotidie, comparetur. Quare pro-<text:line-break/>pter hoc manifesto declinationis ipsius reliquum protrahitur,<text:line-break/>In aequali magnitudine permanens. Ac multi quoque alii<text:line-break/>circuituum moli funt, differentiis particularibus variantes,<text:line-break/>ad praesentem disputati<text:span text:style-name="Default_20_Paragraph_20_Font"><text:span text:style-name="T1">o</text:span></text:span>nem supervacanei. Ideo autem<text:line-break/>quorundam memini, quia melici <text:span text:style-name="Default_20_Paragraph_20_Font"><text:span text:style-name="T1">quidam</text:span></text:span> talem doctrinam<text:line-break/>hujus c<text:span text:style-name="Default_20_Paragraph_20_Font"><text:span text:style-name="T1">o</text:span></text:span>nsiderationis non esse pr<text:span text:style-name="Default_20_Paragraph_20_Font"><text:span text:style-name="T1">o</text:span></text:span>priam nescientes , de iis-<text:line-break/>dem confcripferunt, errantes quoque in ipsorum enarratione.<text:line-break/>At nunc eos reprehendere tempus non est in speculatione<text:line-break/>non propria. Disces autem evidenter eos inutilia nugari,<text:line-break/>quumque Hippocrates mir<text:span text:style-name="Default_20_Paragraph_20_Font"><text:span text:style-name="T1">o</text:span></text:span> quodam modo meth<text:span text:style-name="Default_20_Paragraph_20_Font"><text:span text:style-name="T1">o</text:span></text:span>dum horum<text:line-break/>invenerit, neminem eam elaborasse et multos praeterea eam</text:p>
      <text:p text:style-name="P2">depravasse , lu illa maxime sermonis partu , qua jam dictis<text:line-break/>temporibus auxilia c<text:span text:style-name="Default_20_Paragraph_20_Font"><text:span text:style-name="T1">o</text:span></text:span>niuncturus sum. Faciam vero hoc,<text:line-break/>ubi totius morbi temp<text:span text:style-name="Default_20_Paragraph_20_Font"><text:span text:style-name="T1">o</text:span></text:span>ra ostenderim; nam hactenus particu-<text:line-break/>laria tantum recensui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7</dc:title>
    <dc:subject/>
    <meta:initial-creator>Galien</meta:initial-creator>
    <meta:creation-date>2023-01-12T08:05:00Z</meta:creation-date>
    <dc:date>2023-01-12T09:06:46.138000000</dc:date>
    <meta:editing-cycles>3</meta:editing-cycles>
    <meta:editing-duration>PT2M38S</meta:editing-duration>
    <meta:document-statistic meta:table-count="0" meta:image-count="0" meta:object-count="0" meta:page-count="34" meta:paragraph-count="53" meta:word-count="4673" meta:character-count="32732" meta:non-whitespace-character-count="28104"/>
    <meta:template xlink:type="simple" xlink:actuate="onRequest" xlink:title="" xlink:href="Normal.dotm"/>
  </office:meta>
</office:document-meta>
</file>